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Route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19">
            <text:p>119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23.8">
            <text:p>23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95.2">
            <text:p>95,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1.904">
            <text:p>1,9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93.296">
            <text:p>93,3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93.296">
            <text:p>93,3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23.324">
            <text:p>23,3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16.62">
            <text:p>116,6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17.493">
            <text:p>17,4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34.113">
            <text:p>134,1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2.68226">
            <text:p>2,6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36.79526">
            <text:p>136,8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20.519289">
            <text:p>20,52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57.314549">
            <text:p>157,31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2:09.09</dc:date>
    <meta:editing-duration>PT1M25S</meta:editing-duration>
    <meta:editing-cycles>1</meta:editing-cycles>
    <meta:document-statistic meta:table-count="1" meta:cell-count="38" meta:object-count="0"/>
  </office:meta>
</office:document-meta>
</file>